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15cm" fo:min-width="4.1cm"/>
    </style:style>
    <style:style style:name="gr2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5.45cm" fo:min-width="7.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6.85cm" fo:min-width="7.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11.344cm" fo:min-width="12.8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a933" draw:marker-start-width="0.359cm" draw:marker-end-width="0.359cm" draw:fill-color="#d4ea6b" draw:textarea-horizontal-align="justify" draw:textarea-vertical-align="middle" draw:auto-grow-height="false" fo:min-height="2.444cm" fo:min-width="8.4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7.644cm" fo:min-width="12.894cm" fo:padding-top="0.178cm" fo:padding-bottom="0.178cm" fo:padding-left="0.303cm" fo:padding-right="0.303cm"/>
    </style:style>
    <style:style style:name="gr7" style:family="graphic" style:parent-style-name="standard">
      <style:graphic-properties svg:stroke-color="#666666" draw:fill-color="#e8f2a1" draw:textarea-horizontal-align="justify" draw:textarea-vertical-align="middle" draw:auto-grow-height="false" fo:min-height="18.206cm" fo:min-width="17.956cm"/>
    </style:style>
    <style:style style:name="gr8" style:family="graphic" style:parent-style-name="standard">
      <style:graphic-properties svg:stroke-color="#666666" draw:fill-color="#b4c7dc" draw:textarea-horizontal-align="justify" draw:textarea-vertical-align="middle" draw:auto-grow-height="false" fo:min-height="15.944cm" fo:min-width="15.694cm"/>
    </style:style>
    <style:style style:name="gr9" style:family="graphic" style:parent-style-name="standard">
      <style:graphic-properties svg:stroke-color="#666666" draw:fill-color="#ff8000" draw:textarea-horizontal-align="justify" draw:textarea-vertical-align="middle" draw:auto-grow-height="false" fo:min-height="13.186cm" fo:min-width="12.93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2.85cm" fo:min-width="11.5cm"/>
    </style:style>
    <style:style style:name="gr11" style:family="graphic" style:parent-style-name="standard">
      <style:graphic-properties draw:stroke="none" draw:fill-color="#00ff66" draw:textarea-horizontal-align="left" draw:textarea-vertical-align="top" draw:auto-grow-height="false" fo:min-height="37.15cm" fo:min-width="24.4cm" fo:padding-top="1cm" fo:padding-bottom="1cm" fo:padding-left="1cm" fo:padding-right="1cm"/>
    </style:style>
    <style:style style:name="gr12" style:family="graphic" style:parent-style-name="standard">
      <style:graphic-properties draw:stroke="none" draw:fill-color="#ff6600" draw:textarea-horizontal-align="justify" draw:textarea-vertical-align="top" draw:auto-grow-height="false" fo:min-height="37.15cm" fo:min-width="24.4cm" fo:padding-top="1cm" fo:padding-bottom="1cm" fo:padding-left="1cm" fo:padding-right="1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3.55cm" fo:min-width="10.6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3.55cm" fo:min-width="16.6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draw:fill-color="#00ff66" draw:textarea-horizontal-align="left" draw:textarea-vertical-align="top" draw:auto-grow-height="false" fo:min-height="35.4cm" fo:min-width="22.9cm" fo:padding-top="1cm" fo:padding-bottom="1cm" fo:padding-left="1cm" fo:padding-right="1cm"/>
    </style:style>
    <style:style style:name="gr18" style:family="graphic" style:parent-style-name="standard">
      <style:graphic-properties draw:stroke="none" draw:fill-color="#ff6600" draw:textarea-horizontal-align="justify" draw:textarea-vertical-align="top" draw:auto-grow-height="false" fo:min-height="35.4cm" fo:min-width="22.9cm" fo:padding-top="1cm" fo:padding-bottom="1cm" fo:padding-left="1cm" fo:padding-right="1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5cm" fo:min-width="18.1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8.75cm" fo:min-width="22.894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3.55cm" fo:min-width="19.7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style:font-name="Marianne"/>
    </style:style>
    <style:style style:name="P3" style:family="paragraph">
      <loext:graphic-properties draw:fill-color="#ff8000"/>
      <style:paragraph-properties fo:text-align="center"/>
      <style:text-properties style:font-name="Marianne"/>
    </style:style>
    <style:style style:name="P4" style:family="paragraph">
      <loext:graphic-properties draw:fill-color="#ff8000"/>
      <style:paragraph-properties fo:text-align="center"/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bbe33d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-color="#d4ea6b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e8f2a1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ff8000"/>
      <style:paragraph-properties fo:text-align="center"/>
      <style:text-properties style:font-name="Marianne" fo:font-size="100pt" style:font-size-asian="100pt" style:font-size-complex="100pt"/>
    </style:style>
    <style:style style:name="P10" style:family="paragraph">
      <loext:graphic-properties draw:fill="none"/>
      <style:paragraph-properties fo:text-align="center"/>
      <style:text-properties style:font-name="Marianne" fo:font-size="40pt" style:font-size-asian="40pt" style:font-size-complex="40pt"/>
    </style:style>
    <style:style style:name="P11" style:family="paragraph">
      <loext:graphic-properties draw:fill="none"/>
      <style:paragraph-properties fo:text-align="center"/>
      <style:text-properties style:font-name="Marianne" fo:font-size="32pt" style:font-size-asian="32pt" style:font-size-complex="32pt"/>
    </style:style>
    <style:style style:name="P12" style:family="paragraph">
      <style:paragraph-properties fo:text-align="start"/>
      <style:text-properties fo:font-size="40pt" style:font-size-asian="40pt" style:font-size-complex="40pt"/>
    </style:style>
    <style:style style:name="P13" style:family="paragraph">
      <loext:graphic-properties draw:fill-color="#00ff66"/>
      <style:paragraph-properties fo:text-align="start"/>
      <style:text-properties fo:font-size="40pt" style:font-size-asian="40pt" style:font-size-complex="40pt"/>
    </style:style>
    <style:style style:name="P14" style:family="paragraph">
      <loext:graphic-properties draw:fill-color="#ff6600"/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font-size="50pt" style:font-size-asian="50pt" style:font-size-complex="50pt"/>
    </style:style>
    <style:style style:name="P16" style:family="paragraph">
      <loext:graphic-properties draw:fill="none"/>
      <style:paragraph-properties fo:text-align="center"/>
      <style:text-properties fo:font-size="50pt" style:font-size-asian="50pt" style:font-size-complex="5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6600"/>
      <style:paragraph-properties fo:text-align="start"/>
      <style:text-properties fo:font-size="40pt" style:font-size-asian="40pt" style:font-size-complex="40pt"/>
    </style:style>
    <style:style style:name="T1" style:family="text">
      <style:text-properties style:font-name="Marianne"/>
    </style:style>
    <style:style style:name="T2" style:family="text"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font-name="Marianne" fo:font-size="100pt" style:font-size-asian="100pt" style:font-size-complex="100pt"/>
    </style:style>
    <style:style style:name="T5" style:family="text">
      <style:text-properties style:font-name="Marianne" fo:font-size="40pt" style:font-size-asian="40pt" style:font-size-complex="40pt"/>
    </style:style>
    <style:style style:name="T6" style:family="text">
      <style:text-properties style:font-name="Marianne"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50pt" style:font-size-asian="50pt" style:font-size-complex="50pt"/>
    </style:style>
    <style:style style:name="T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2.4cm" svg:x="0.7cm" svg:y="7.2cm">
          <text:p text:style-name="P1"><text:span text:style-name="T1">collec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7cm" svg:x="5.3cm" svg:y="8.6cm">
          <text:p text:style-name="P1"><text:span text:style-name="T1">Préparation des donné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cm" svg:height="7.1cm" svg:x="13.6cm" svg:y="11.5cm">
          <text:p text:style-name="P1"><text:span text:style-name="T2">Préparation des fo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5cm" svg:height="11.7cm" svg:x="21.9cm" svg:y="14.8cm">
          <text:p text:style-name="P1"><text:span text:style-name="T3">Fonctions de la datavi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1cm" svg:height="2.8cm" svg:x="48.9cm" svg:y="29.2cm">
          <text:p text:style-name="P1"><text:span text:style-name="T3">Refacto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5cm" svg:height="8cm" svg:x="35.4cm" svg:y="22.4cm">
          <text:p text:style-name="P1"><text:span text:style-name="T3">Esthétique de la dataviz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7" draw:text-style-name="P7" draw:layer="layout" svg:width="26.1cm" svg:height="26.1cm" svg:x="15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2.9cm" svg:height="22.9cm" svg:x="17.2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9cm" svg:height="19cm" svg:x="19.25cm" svg:y="8.4cm">
          <text:p text:style-name="P1"><text:span text:style-name="T4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2cm" svg:height="3.1cm" svg:x="23.3cm" svg:y="26.8cm">
          <text:p text:style-name="P1"><text:span text:style-name="T5">Ergonom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2cm" svg:height="3.1cm" svg:x="23.3cm" svg:y="30.8cm">
          <text:p text:style-name="P1"><text:span text:style-name="T6">Esthétiqu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1" draw:text-style-name="P13" draw:layer="layout" svg:width="24.9cm" svg:height="37.4cm" svg:x="4.3cm" svg:y="2.3cm">
          <text:p text:style-name="P12"><text:span text:style-name="T7">ui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4.9cm" svg:height="37.4cm" svg:x="31.4cm" svg:y="2.5cm">
          <text:p text:style-name="P12"><text:span text:style-name="T7">server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1" draw:id="id1" draw:layer="layout" svg:width="11.1cm" svg:height="3.8cm" svg:x="9.7cm" svg:y="10.9cm">
          <text:p text:style-name="P15"><text:span text:style-name="T8">input</text:span></text:p>
          <text:p text:style-name="P15"><text:span text:style-name="T9">Place l’input sur l’inte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2" draw:id="id2" draw:layer="layout" svg:width="17.1cm" svg:height="3.8cm" svg:x="35.6cm" svg:y="18.2cm">
          <text:p text:style-name="P15"><text:span text:style-name="T8">output </text:span></text:p>
          <text:p text:style-name="P15"><text:span text:style-name="T9">Calculé sur la base de l’inp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3" draw:id="id3" draw:layer="layout" svg:width="11.1cm" svg:height="3.8cm" svg:x="10cm" svg:y="25.9cm">
          <text:p text:style-name="P15"><text:span text:style-name="T8">output</text:span></text:p>
          <text:p text:style-name="P15"><text:span text:style-name="T9">Place l’output sur l’interface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curve" svg:x1="20.8cm" svg:y1="12.8cm" svg:x2="44.15cm" svg:y2="18.2cm" draw:start-shape="id1" draw:start-glue-point="1" draw:end-shape="id2" draw:end-glue-point="0" svg:d="M20800 12800c15567 0 23350 1800 23350 5400" svg:viewBox="0 0 23351 5401">
          <text:p/>
        </draw:connector>
        <draw:connector draw:style-name="gr16" draw:text-style-name="P17" draw:layer="layout" draw:type="curve" svg:x1="44.15cm" svg:y1="22cm" svg:x2="21.1cm" svg:y2="27.8cm" draw:start-shape="id2" draw:start-glue-point="2" draw:end-shape="id3" draw:end-glue-point="1" svg:d="M44150 22000c0 3867-7683 5800-23050 5800" svg:viewBox="0 0 23051 5801">
          <text:p/>
        </draw:connector>
      </draw:page>
      <draw:page draw:name="page4" draw:style-name="dp1" draw:master-page-name="Standard">
        <draw:custom-shape draw:style-name="gr17" draw:text-style-name="P13" draw:layer="layout" svg:width="24.9cm" svg:height="37.4cm" svg:x="4.3cm" svg:y="2.3cm">
          <text:p text:style-name="P12"><text:span text:style-name="T7">ui ← {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4.9cm" svg:height="37.4cm" svg:x="31.4cm" svg:y="2.5cm">
          <text:p text:style-name="P12"><text:span text:style-name="T7">server ← function(input, output) {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4" draw:id="id4" draw:layer="layout" svg:width="18.6cm" svg:height="3.8cm" svg:x="7.1cm" svg:y="10.9cm">
          <text:p text:style-name="P15"><text:span text:style-name="T8">sliderInput(‘n’, ...)</text:span></text:p>
          <text:p text:style-name="P15"><text:span text:style-name="T9">Slider définissant le nombre de bin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5" draw:id="id5" draw:layer="layout" svg:width="23.394cm" svg:height="9cm" draw:transform="skewX (0.0202458193231342) translate (32.595cm 15.3cm)">
          <text:p text:style-name="P15"><text:span text:style-name="T8">output$myPlot ← renderPlot(</text:span></text:p>
          <text:p text:style-name="P15"><text:span text:style-name="T8">intpu$n</text:span></text:p>
          <text:p text:style-name="P15"><text:span text:style-name="T8">...)</text:span></text:p>
          <text:p text:style-name="P15"><text:span text:style-name="T9">Le plot réagit à n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6" draw:id="id6" draw:layer="layout" svg:width="20.2cm" svg:height="3.8cm" svg:x="6cm" svg:y="25.9cm">
          <text:p text:style-name="P15"><text:span text:style-name="T8">plotOutput(‘myPlot</text:span><text:span text:style-name="T8">’)</text:span></text:p>
          <text:p text:style-name="P15"><text:span text:style-name="T9">On insère le plot appelé myPlot</text:span></text:p>
          <text:p text:style-name="P15"><text:span text:style-name="T9">dans l’interface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curve" svg:x1="25.7cm" svg:y1="12.8cm" svg:x2="44.292cm" svg:y2="15.3cm" draw:start-shape="id4" draw:start-glue-point="1" draw:end-shape="id5" draw:end-glue-point="0" svg:d="M25700 12800c12395 0 18592 833 18592 2500" svg:viewBox="0 0 18593 2501">
          <text:p/>
        </draw:connector>
        <draw:connector draw:style-name="gr16" draw:text-style-name="P17" draw:layer="layout" draw:type="curve" svg:x1="44.11cm" svg:y1="24.3cm" svg:x2="26.2cm" svg:y2="27.8cm" draw:start-shape="id5" draw:start-glue-point="2" draw:end-shape="id6" draw:end-glue-point="1" svg:d="M44110 24300c0 2334-5970 3500-17910 3500" svg:viewBox="0 0 17911 3501">
          <text:p/>
        </draw:connector>
      </draw:page>
      <draw:page draw:name="page5" draw:style-name="dp1" draw:master-page-name="Standard">
        <draw:custom-shape draw:style-name="gr17" draw:text-style-name="P13" draw:layer="layout" svg:width="24.9cm" svg:height="37.4cm" svg:x="4.3cm" svg:y="2.3cm">
          <text:p text:style-name="P12"><text:span text:style-name="T7">ui ← {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4.9cm" svg:height="37.4cm" svg:x="31.4cm" svg:y="2.5cm">
          <text:p text:style-name="P12"><text:span text:style-name="T7">server ← function(input, output) {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7" draw:id="id7" draw:layer="layout" svg:width="18.6cm" svg:height="3.8cm" svg:x="7.1cm" svg:y="10.9cm">
          <text:p text:style-name="P15"><text:span text:style-name="T8">XXXInput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8" draw:id="id8" draw:layer="layout" svg:width="23.394cm" svg:height="9cm" draw:transform="skewX (0.0202458193231342) translate (32.595cm 15.3cm)">
          <text:p text:style-name="P15"><text:span text:style-name="T8">renderYYY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9" draw:id="id9" draw:layer="layout" svg:width="20.2cm" svg:height="3.8cm" svg:x="6cm" svg:y="25.9cm">
          <text:p text:style-name="P15"><text:span text:style-name="T8">YYYOutput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curve" svg:x1="25.7cm" svg:y1="12.8cm" svg:x2="44.292cm" svg:y2="15.3cm" draw:start-shape="id7" draw:start-glue-point="1" draw:end-shape="id8" draw:end-glue-point="0" svg:d="M25700 12800c12395 0 18592 833 18592 2500" svg:viewBox="0 0 18593 2501">
          <text:p/>
        </draw:connector>
        <draw:connector draw:style-name="gr16" draw:text-style-name="P17" draw:layer="layout" draw:type="curve" svg:x1="44.11cm" svg:y1="24.3cm" svg:x2="26.2cm" svg:y2="27.8cm" draw:start-shape="id8" draw:start-glue-point="2" draw:end-shape="id9" draw:end-glue-point="1" svg:d="M44110 24300c0 2334-5970 3500-17910 3500" svg:viewBox="0 0 1791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1:22:42.304000000</meta:creation-date>
    <meta:editing-duration>PT17M2S</meta:editing-duration>
    <meta:editing-cycles>24</meta:editing-cycles>
    <meta:generator>LibreOffice/5.0.6.3$Windows_X86_64 LibreOffice_project/490fc03b25318460cfc54456516ea2519c11d1aa</meta:generator>
    <dc:date>2021-11-22T10:26:18.080000000</dc:date>
    <dc:creator>mathieu rajerison</dc:creator>
    <meta:document-statistic meta:object-count="32"/>
  </office:meta>
</office:document-meta>
</file>